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919b50" officeooo:paragraph-rsid="00919b50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98dadd" style:font-size-asian="14pt"/>
    </style:style>
    <style:style style:name="P9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2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5" style:family="paragraph" style:parent-style-name="Standard">
      <style:text-properties style:use-window-font-color="true" loext:opacity="0%" style:font-name="Times New Roman1" fo:font-size="14pt" officeooo:paragraph-rsid="0098dadd" style:font-size-asian="14pt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paragraph-rsid="0088c627" style:font-size-asian="12.25pt" style:font-size-complex="14pt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8ca77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92ca7" officeooo:paragraph-rsid="00992ca7" style:font-size-asian="21pt" style:font-weight-asian="bold" style:font-size-complex="21pt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3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919b50"/>
    </style:style>
    <style:style style:name="T2" style:family="text">
      <style:text-properties officeooo:rsid="0098dadd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8c3c38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c3c38" style:font-weight-asian="bold"/>
    </style:style>
    <style:style style:name="T8" style:family="text">
      <style:text-properties fo:font-weight="bold" officeooo:rsid="008ad829" style:font-weight-asian="bold"/>
    </style:style>
    <style:style style:name="T9" style:family="text">
      <style:text-properties fo:font-weight="normal" officeooo:rsid="0070a135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932ae" style:font-weight-asian="normal" style:font-weight-complex="normal"/>
    </style:style>
    <style:style style:name="T12" style:family="text">
      <style:text-properties fo:font-weight="normal" officeooo:rsid="007d51a7" style:font-weight-asian="normal" style:font-weight-complex="normal"/>
    </style:style>
    <style:style style:name="T13" style:family="text">
      <style:text-properties officeooo:rsid="00992ca7"/>
    </style:style>
    <style:style style:name="T14" style:family="text">
      <style:text-properties fo:font-weight="normal" officeooo:rsid="004bfe69" style:font-weight-asian="normal" style:font-weight-complex="normal"/>
    </style:style>
    <style:style style:name="T15" style:family="text">
      <style:text-properties fo:font-weight="normal" officeooo:rsid="008ca903" style:font-weight-asian="normal" style:font-weight-complex="normal"/>
    </style:style>
    <style:style style:name="T16" style:family="text">
      <style:text-properties fo:font-weight="normal" officeooo:rsid="0095bf06" style:font-weight-asian="normal" style:font-weight-complex="normal"/>
    </style:style>
    <style:style style:name="T17" style:family="text">
      <style:text-properties fo:font-weight="normal" officeooo:rsid="009969e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Практическая</text:span> работа №<text:span text:style-name="T2">2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6">Эффективность и качество проектирования </text:p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9"/>
      <text:p text:style-name="P10"><text:tab/><text:tab/><text:tab/><text:tab/> <text:s text:c="6"/><text:tab/><text:tab/><text:tab/><text:tab/><text:tab/><text:span text:style-name="T3">Выполнил:</text:span></text:p>
      <text:p text:style-name="P10"><text:span text:style-name="T3"><text:s/>с</text:span>тудент <text:span text:style-name="T3">группы ИКПИ-</text:span><text:span text:style-name="T4">11</text:span></text:p>
      <text:p text:style-name="P11">Крылов А.В.</text:p>
      <text:p text:style-name="P12"/>
      <text:p text:style-name="P13">Принял: </text:p>
      <text:p text:style-name="P14">Смирнов. К.А.</text:p>
      <text:p text:style-name="P2"/>
      <text:p text:style-name="P2"/>
      <text:p text:style-name="P2"/>
      <text:p text:style-name="P2"/>
      <text:p text:style-name="P15"/>
      <text:p text:style-name="P2"/>
      <text:p text:style-name="P7">Санкт-Петербург</text:p>
      <text:p text:style-name="P16">202<text:span text:style-name="T5">5</text:span> г.</text:p>
      <text:p text:style-name="P17"><text:soft-page-break/><text:span text:style-name="T6">Тема </text:span><text:span text:style-name="T7">дипломной </text:span><text:span text:style-name="T8">работы</text:span></text:p>
      <text:p text:style-name="P18"><text:span text:style-name="T9">Р</text:span><text:span text:style-name="T10">азработка HAL для микроконтроллера Mik32 Amur на языке программирования Rust.</text:span></text:p>
      <text:p text:style-name="P19"><text:span text:style-name="T11">Проект направлен на </text:span><text:span text:style-name="T12">реализацию</text:span><text:span text:style-name="T11"> безопасно</text:span><text:span text:style-name="T12">й работы с</text:span><text:span text:style-name="T11"> памят</text:span><text:span text:style-name="T12">ью</text:span><text:span text:style-name="T11"> и предотвращ</text:span><text:span text:style-name="T12">ение</text:span><text:span text:style-name="T11"> распростран</text:span><text:span text:style-name="T12">ё</text:span><text:span text:style-name="T11">нны</text:span><text:span text:style-name="T12">х</text:span><text:span text:style-name="T11"> ошиб</text:span><text:span text:style-name="T12">ок</text:span><text:span text:style-name="T11">, таки</text:span><text:span text:style-name="T12">х</text:span><text:span text:style-name="T11"> как </text:span><text:span text:style-name="T12">use-after-free</text:span><text:span text:style-name="T11"> и гонки данных </text:span><text:span text:style-name="T12">путём использования многочисленных проверок на стадии компиляции, предоставляемых языком Rust</text:span><text:span text:style-name="T11">.</text:span></text:p>
      <text:p text:style-name="P20"/>
      <text:p text:style-name="P21">Выбранная модель качества</text:p>
      <text:p text:style-name="P22">Для анализа качества разрабатываемого HAL для микроконтроллера Mik32 Amur была выбрана модель качества ISO 9126. Эта модель позволяет оценить ПО по шести ключевым характеристикам:</text:p>
      <text:list text:style-name="List_20_1">
        <text:list-item>
          <text:list>
            <text:list-item>
              <text:p text:style-name="P23">Функциональн<text:span text:style-name="T13">ые возможности</text:span></text:p>
            </text:list-item>
            <text:list-item>
              <text:p text:style-name="P23">Над<text:span text:style-name="T13">ёжность</text:span></text:p>
            </text:list-item>
            <text:list-item>
              <text:p text:style-name="P23">Практичность</text:p>
            </text:list-item>
            <text:list-item>
              <text:p text:style-name="P23">Эффективность</text:p>
            </text:list-item>
            <text:list-item>
              <text:p text:style-name="P23">Сопровождаемость</text:p>
            </text:list-item>
            <text:list-item>
              <text:p text:style-name="P23">Мобильность</text:p>
            </text:list-item>
          </text:list>
        </text:list-item>
      </text:list>
      <text:p text:style-name="P22"/>
      <text:p text:style-name="P21">Анализ качества ПО ВКР</text:p>
      <text:p text:style-name="P22">1. Функциональные возможности</text:p>
      <text:list text:continue-numbering="true" text:style-name="List_20_1">
        <text:list-item>
          <text:p text:style-name="P23">Пригодность: HAL обеспечивает полноценный доступ к ресурсам и периферии Mik32;</text:p>
        </text:list-item>
        <text:list-item>
          <text:p text:style-name="P23">Правильность: использование языка Rust гарантирует отсутствие ошибок памяти на этапе компиляции;</text:p>
        </text:list-item>
        <text:list-item>
          <text:p text:style-name="P23">Способность к взаимодействию: поддержка стандартных интерфейсов (SPI, I2C, UART) для интеграции с другими компонентами;</text:p>
        </text:list-item>
        <text:list-item>
          <text:p text:style-name="P23"><text:soft-page-break/>Защищённость: невозможность некорректного доступа к регистрам благодаря статическим проверкам Rust;</text:p>
        </text:list-item>
        <text:list-item>
          <text:p text:style-name="P23">Согласованность: все компоненты HAL следуют единому стилю и принципам работы, обеспечивая целостность системы.</text:p>
        </text:list-item>
      </text:list>
      <text:p text:style-name="P22">2. Надёжность</text:p>
      <text:list text:continue-numbering="true" text:style-name="List_20_1">
        <text:list-item>
          <text:p text:style-name="P23">Завершённость: реализованы все заявленные функции для работы с микроконтроллером;</text:p>
        </text:list-item>
        <text:list-item>
          <text:p text:style-name="P23">Устойчивость к ошибкам: обработка ошибок через типы Result и Option, отсутствие паник в критических участках кода;</text:p>
        </text:list-item>
        <text:list-item>
          <text:p text:style-name="P23">Восстанавливаемость: вывод текста ошибок и возможность перезапуска модулей без перезагрузки системы;</text:p>
        </text:list-item>
        <text:list-item>
          <text:p text:style-name="P23">Согласованность: обработка ошибок выполняется единообразно во всех модулях.</text:p>
        </text:list-item>
      </text:list>
      <text:p text:style-name="P22">3. Практичность</text:p>
      <text:list text:continue-numbering="true" text:style-name="List_20_1">
        <text:list-item>
          <text:p text:style-name="P23">Понятность: присутствует документация с примерами использования;</text:p>
        </text:list-item>
        <text:list-item>
          <text:p text:style-name="P23">Обучаемость: наличие примеров использования упрощает освоение библиотеки для новых разработчиков;</text:p>
        </text:list-item>
        <text:list-item>
          <text:p text:style-name="P23">Простота использования: имплементация API embedded_hal;</text:p>
        </text:list-item>
        <text:list-item>
          <text:p text:style-name="P23">Привлекательность: безопасность работы с памятью микроконтроллера, статический анализ кода;</text:p>
        </text:list-item>
        <text:list-item>
          <text:p text:style-name="P23">Согласованность: интерфейсы всех модулей следуют единым принципам именования и работы.</text:p>
        </text:list-item>
      </text:list>
      <text:p text:style-name="P22">4. Эффективность</text:p>
      <text:list text:continue-numbering="true" text:style-name="List_20_1">
        <text:list-item>
          <text:p text:style-name="P23">Временная эффективность: минимальные задержки при работе с периферией благодаря оптимизациям Rust;</text:p>
        </text:list-item>
        <text:list-item>
          <text:p text:style-name="P23">Ресурсоёмкость: низкие накладные расходы из-за статического выделения памяти;</text:p>
        </text:list-item>
        <text:list-item>
          <text:p text:style-name="P23">Согласованность: все компоненты демонстрируют предсказуемую производительность.</text:p>
        </text:list-item>
      </text:list>
      <text:p text:style-name="P22">5. Сопровождаемость</text:p>
      <text:list text:continue-numbering="true" text:style-name="List_20_1">
        <text:list-item>
          <text:p text:style-name="P23"><text:soft-page-break/>Анализируемость: модульная структура проекта;</text:p>
        </text:list-item>
        <text:list-item>
          <text:p text:style-name="P23">Изменяемость: лёгкость добавления новой периферии благодаря обобщенным интерфейсам;</text:p>
        </text:list-item>
        <text:list-item>
          <text:p text:style-name="P23">Стабильность: API остается обратно совместимым при обновлениях;</text:p>
        </text:list-item>
        <text:list-item>
          <text:p text:style-name="P23">Тестируемость: наличие unit и интеграционных тестов для всех критических компонентов;</text:p>
        </text:list-item>
        <text:list-item>
          <text:p text:style-name="P23">Согласованность: процессы разработки и сопровождения унифицированы для всех компонентов.</text:p>
        </text:list-item>
      </text:list>
      <text:p text:style-name="P22">6. Мобильность</text:p>
      <text:list text:continue-numbering="true" text:style-name="List_20_1">
        <text:list-item>
          <text:p text:style-name="P23">Адаптируемость: возможность портирования на другие микроконтроллеры со схожей архитектурой;</text:p>
        </text:list-item>
        <text:list-item>
          <text:p text:style-name="P23">Простота установки: использование встроенного пакетного менеджера Cargo;</text:p>
        </text:list-item>
        <text:list-item>
          <text:p text:style-name="P23">Сосуществование: HAL может работать совместно с другими библиотеками для микроконтроллеров;</text:p>
        </text:list-item>
        <text:list-item>
          <text:p text:style-name="P23">Взаимозаменяемость: компоненты разработаны с возможностью замены альтернативными реализациями;</text:p>
        </text:list-item>
        <text:list-item>
          <text:p text:style-name="P23">Согласованность: принципы переносимости единообразно применены ко всем модулям.</text:p>
        </text:list-item>
      </text:list>
      <text:p text:style-name="P22"/>
      <text:p text:style-name="P24">Выводы</text:p>
      <text:p text:style-name="P25"><text:span text:style-name="T10">В </text:span><text:span text:style-name="T14">ходе провед</text:span><text:span text:style-name="T15">ё</text:span><text:span text:style-name="T14">нной </text:span><text:span text:style-name="T16">практической</text:span><text:span text:style-name="T14"> работы </text:span><text:span text:style-name="T15">был</text:span><text:span text:style-name="T17">а выбрана модель оценки качества ПО для проекта ВКР и был проведён анализ соответствия ВКР критериям качества</text:span><text:span text:style-name="T1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4T18:15:28.318004250</dc:date>
    <meta:editing-cycles>88</meta:editing-cycles>
    <meta:editing-duration>P1DT19H4M23S</meta:editing-duration>
    <meta:generator>LibreOffice/25.2.2.2$Linux_X86_64 LibreOffice_project/520$Build-2</meta:generator>
    <meta:document-statistic meta:table-count="0" meta:image-count="0" meta:object-count="0" meta:page-count="4" meta:paragraph-count="63" meta:word-count="446" meta:character-count="3749" meta:non-whitespace-character-count="337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